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middle" fo:wrap-option="wrap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middle"/>
    </style:style>
    <style:style style:name="ce5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ext-properties style:font-name="Calibri" style:font-name-asian="Calibri" style:font-name-complex="Calibri"/>
    </style:style>
    <style:style style:name="co1" style:family="table-column">
      <style:table-column-properties fo:break-before="auto" style:column-width="2.8786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4.605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lavras" table:style-name="ta1">
        <table:table-column table:style-name="co1" table:default-cell-style-name="ce4"/>
        <table:table-column table:style-name="co2" table:number-columns-repeated="16383" table:default-cell-style-name="ce1"/>
        <table:table-row table:style-name="ro1">
          <table:table-cell office:value-type="string" table:style-name="ce2">
            <text:p>al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mar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m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nt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ss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zu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baix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b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bo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bon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bra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st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he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hin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l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mpri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nt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ifer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ifíc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oc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nor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sc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str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ác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amo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eli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i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res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gran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igu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import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ju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le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li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li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liv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lon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atur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eg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or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obrig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ót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ass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eque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ob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ortugu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ossív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reci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re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rincip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ro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qu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r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e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impát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imple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oz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tris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últ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v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verm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vi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g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í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i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l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manh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pena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qu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ss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t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bast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b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emasi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p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epres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mb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nt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ntre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inal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geral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hoj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imen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j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l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lo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long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a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eno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es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u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ormal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un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or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or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ou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rim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qua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rapida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emp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obre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talv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tamb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t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u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nqu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a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o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a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orqu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qua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qu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h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oh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olá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bób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br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bri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cid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çú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dul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go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ág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ju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ld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legr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lmo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lt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lu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miz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m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nim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partam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áre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rmá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rr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rti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árvo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ten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tivi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u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u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ven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vi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vô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ze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bacalh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bair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ba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barb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bar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baru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bat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beb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beb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beij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bicicle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bif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bilhe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boa-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bo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bo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b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bo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bom-d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bone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bone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br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brinqu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bur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be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be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de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f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m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mi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n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rnav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rn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r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s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sta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va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eb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eno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en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ertez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é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h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ha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h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hocola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houri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huv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i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iga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in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li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lub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e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i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le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mbo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m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mp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nc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nsul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nver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raç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r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r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z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re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rian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uid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escul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espo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eu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ez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inh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ire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oen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omin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o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out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mpre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ntr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qui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sco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spa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spe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stud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s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xemp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amíl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ar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eij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éria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e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i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il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in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ol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orç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or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orm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o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ra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r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ru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r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utebo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utu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ga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g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g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g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go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go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go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gru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gue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histór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hom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ho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horá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ho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hospi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hot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i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id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il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ima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iníc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inver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irm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jan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ja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jardi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jogad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jo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jov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ju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ju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l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le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legu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le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le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let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líng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l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li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liv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loc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loj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l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lu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lu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lu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ac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ad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a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a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am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anei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anhã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ante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áqui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ar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ar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argari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ari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ateri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éd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e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e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e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eni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e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e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in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o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om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onta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os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u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use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úsic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a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aturez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ev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oi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om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otíc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ov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úme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uv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ob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o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ori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o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outon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outu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ad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a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aí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alav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ane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ape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are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a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ássa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a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a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a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é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ed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eix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el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e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ergu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er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esso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lane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la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ó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olíc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o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or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ov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rai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r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re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res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rimave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ri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roble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rodu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rofess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rogra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qua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queij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quin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rád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ra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raparig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rapa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rapos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raz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recei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regi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rei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respe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respo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restaur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revis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rou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ru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áb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ab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a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al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apa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ardinh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aú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ema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eme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enh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erviç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etemb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ít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o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olda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o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o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op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or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u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um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tape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tar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televis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temperatu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tem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ter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tex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t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tip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trabal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tro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turm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ur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uv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val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ven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vendedo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ve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verã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verd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v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viag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vi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víde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v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vizinh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volt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vonta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vo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zon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in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ez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o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oz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oi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qua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egun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ei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e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tercei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três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ntr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es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uran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nt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obr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lg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lgu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lgu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quel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quil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da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er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ss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st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u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iss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is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enhu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ingué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onde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outr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orquê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rópri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qu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qualqu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qu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quem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tal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tant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to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tud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único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b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cab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c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conte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cor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credi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do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grade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ju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lmo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n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pa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pare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pren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rranj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rru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ati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ba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be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brin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n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a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ha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he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ho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ho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lo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me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m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mp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nhe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n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ntinu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nver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r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r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stu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ozi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res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ui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cus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anç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ecid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ei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eix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emo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es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esculp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e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i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dorm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nc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ncon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ngan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n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ntre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nvi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scolh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scon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spe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sque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s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estu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al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al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a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ec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er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i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fug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ga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gas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gos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gri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guar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ha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inven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jan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jo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jun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lav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lemb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l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levan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lev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li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limp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lu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an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an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e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ex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o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or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ost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mu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ad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nas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ofere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ol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ou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a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a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arec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ar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as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asse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ed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eg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en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erce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er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ergun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o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ô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reci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repa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rocu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pux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que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rece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repe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respi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respon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ab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a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al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e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egu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en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en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er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ob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ofr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on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orr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sub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ten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t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tir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toc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tom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torn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trabalh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tra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traz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us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vend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vest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vi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visit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vive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voar</text:p>
          </table:table-cell>
          <table:table-cell table:number-columns-repeated="16383"/>
        </table:table-row>
        <table:table-row table:style-name="ro1" table:visibility="filter">
          <table:table-cell office:value-type="string" table:style-name="ce2">
            <text:p>voltar</text:p>
          </table:table-cell>
          <table:table-cell table:number-columns-repeated="16383"/>
        </table:table-row>
        <table:table-row table:number-rows-repeated="160" table:style-name="ro1" table:visibility="filter">
          <table:table-cell table:style-name="ce3"/>
          <table:table-cell table:number-columns-repeated="16383"/>
        </table:table-row>
        <table:table-row table:number-rows-repeated="1047685" table:style-name="ro1">
          <table:table-cell table:number-columns-repeated="16384"/>
        </table:table-row>
      </table:table>
      <table:table table:name="ExpressoesSilaba" table:style-name="ta2">
        <table:table-column table:style-name="co3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5">
            <text:p>(?&lt;=[lmnrsx])(?=[bcçdfgjlmnpqrstvxz]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1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(?&lt;=[aáàâãeéèêiìíîoóòôõuúùû])(?![lmnrsxz])(?=[bcçdfgjpqrtv]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2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(?&lt;=[aáàâãeéèêiìíîoóòôõuúùû])(?=[lmnrsxz][aáàâãeéèêiìíîoóòôõuúùû]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3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(?&lt;=[aáàâãeéèêiìíîoóòôõuúùû])(?=(lh|nh)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4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(?&lt;=(ai|ei|oi|ui|au|eu|iu|ou))(?=[aáàâãeéèêiìíîoóòôõuúùû]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5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(?&lt;=[aáàâãeéèêiìíîoóòôõuúùû])(?=(ão)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6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(?&lt;=[ieo])(?=[aeo]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7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(?&lt;=[bcçdfhjlmnpsrtvxz]u)(?=a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8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(?&lt;=a)(?=i[r]$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9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(?&lt;=a)(?=in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10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(?&lt;=a)(?=[íú])</text:p>
          </table:table-cell>
          <table:table-cell office:value-type="string" table:style-name="ce1">
            <text:p>.</text:p>
          </table:table-cell>
          <table:table-cell office:value-type="string" table:style-name="ce1">
            <text:p>S11</text:p>
          </table:table-cell>
          <table:table-cell table:number-columns-repeated="16381"/>
        </table:table-row>
        <table:table-row table:style-name="ro1">
          <table:table-cell table:style-name="ce7"/>
          <table:table-cell table:number-columns-repeated="16383" table:style-name="ce1"/>
        </table:table-row>
        <table:table-row table:number-rows-repeated="1048564" table:style-name="ro1">
          <table:table-cell table:number-columns-repeated="16384"/>
        </table:table-row>
      </table:table>
      <table:database-ranges>
        <table:database-range table:target-range-address="Palavras.A1:Palavras.A891" table:display-filter-buttons="true">
          <table:filter>
            <table:filter-or>
              <table:filter-condition table:field-number="0" table:value="depois" table:operator="="/>
              <table:filter-condition table:field-number="0" table:value="pois" table:operator="=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Leonor Martins</meta:initial-creator>
    <dc:creator>Leonor Martins</dc:creator>
    <meta:creation-date>2025-01-22T14:49:42Z</meta:creation-date>
    <dc:date>2025-04-21T14:33:30Z</dc:date>
  </office:meta>
</office:document-meta>
</file>